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6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8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9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#NOM ?</text:p>
          </table:table-cell>
          <table:table-cell table:style-name="ce12" table:formula="of:=[.D3]-IT2H1" office:value-type="string" office:string-value="" calcext:value-type="error">
            <text:p>#NOM ?</text:p>
          </table:table-cell>
          <table:table-cell table:style-name="ce11" table:formula="of:=[.E3]-IT3H1" office:value-type="string" office:string-value="" calcext:value-type="error">
            <text:p>#NOM ?</text:p>
          </table:table-cell>
          <table:table-cell table:style-name="ce13" table:formula="of:=[.F3]-IT4H1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#NOM ?</text:p>
          </table:table-cell>
          <table:table-cell table:style-name="ce18" table:formula="of:=[.F4]-IT4H2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#NOM ?</text:p>
          </table:table-cell>
          <table:table-cell table:style-name="ce18" table:formula="of:=[.F5]-IT4H3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#NOM ?</text:p>
          </table:table-cell>
          <table:table-cell table:style-name="ce18" table:formula="of:=[.F6]-IT4H4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#NOM ?</text:p>
          </table:table-cell>
          <table:table-cell table:style-name="ce18" table:formula="of:=[.F7]-IT4H5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string" office:string-value="" calcext:value-type="error">
            <text:p>#NOM ?</text:p>
          </table:table-cell>
          <table:table-cell table:style-name="ce18" table:formula="of:=[.F8]-IT4H6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#NOM ?</text:p>
          </table:table-cell>
          <table:table-cell table:style-name="ce18" table:formula="of:=[.F9]-IT4H7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#NOM ?</text:p>
          </table:table-cell>
          <table:table-cell table:style-name="ce18" table:formula="of:=[.F10]-IT4H8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#NOM ?</text:p>
          </table:table-cell>
          <table:table-cell table:style-name="ce18" table:formula="of:=[.F11]-IT4H9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#NOM ?</text:p>
          </table:table-cell>
          <table:table-cell table:style-name="ce18" table:formula="of:=[.F12]-IT4H10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string" office:string-value="" calcext:value-type="error">
            <text:p>Err :522</text:p>
          </table:table-cell>
          <table:table-cell table:style-name="ce18" table:formula="of:=[.F13]-IT4H11" office:value-type="string" office:string-value="" calcext:value-type="error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NOM ?</text:p>
          </table:table-cell>
          <table:table-cell table:formula="of:=SUM([.E3:.E17])" office:value-type="string" office:string-value="" calcext:value-type="error">
            <text:p>#NOM ?</text:p>
          </table:table-cell>
          <table:table-cell table:formula="of:=SUM([.F3:.F17])" office:value-type="string" office:string-value="" calcext:value-type="error">
            <text:p>#NOM ?</text:p>
          </table:table-cell>
          <table:table-cell table:formula="of:=SUM([.G3:.G17])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5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5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5"/>
          <table:table-cell table:style-name="ce10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5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5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5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5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,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5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5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06" calcext:value-type="date">
            <text:p>06-03-18</text:p>
          </table:table-cell>
          <table:table-cell table:style-name="ce116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07" calcext:value-type="date">
            <text:p>07-03-18</text:p>
          </table:table-cell>
          <table:table-cell table:style-name="ce116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5" office:value-type="date" office:date-value="2018-03-08" calcext:value-type="date">
            <text:p>08-03-18</text:p>
          </table:table-cell>
          <table:table-cell table:style-name="ce116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/>
          <table:table-cell table:style-name="ce53" table:number-columns-repeated="4"/>
          <table:table-cell/>
          <table:table-cell table:style-name="ce115" office:value-type="date" office:date-value="2018-03-09" calcext:value-type="date">
            <text:p>09-03-18</text:p>
          </table:table-cell>
          <table:table-cell table:style-name="ce116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3" table:number-columns-repeated="5"/>
          <table:table-cell/>
          <table:table-cell table:style-name="ce115" office:value-type="date" office:date-value="2018-03-10" calcext:value-type="date">
            <text:p>10-03-18</text:p>
          </table:table-cell>
          <table:table-cell table:style-name="ce116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4" table:number-columns-repeated="3"/>
          <table:table-cell table:style-name="ce55" table:number-columns-repeated="2"/>
          <table:table-cell/>
          <table:table-cell table:style-name="ce115" office:value-type="date" office:date-value="2018-03-11" calcext:value-type="date">
            <text:p>11-03-18</text:p>
          </table:table-cell>
          <table:table-cell table:style-name="ce116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,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5" office:value-type="date" office:date-value="2018-03-12" calcext:value-type="date">
            <text:p>12-03-18</text:p>
          </table:table-cell>
          <table:table-cell table:style-name="ce116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5" office:value-type="date" office:date-value="2018-03-13" calcext:value-type="date">
            <text:p>13-03-18</text:p>
          </table:table-cell>
          <table:table-cell table:style-name="ce116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2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20" calcext:value-type="float">
            <text:p>20</text:p>
          </table:table-cell>
          <table:table-cell table:style-name="ce41" table:formula="of:=SUM([.G16:.G22])" office:value-type="float" office:value="18" calcext:value-type="float">
            <text:p>18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9:.F45])" office:value-type="float" office:value="1" calcext:value-type="float">
            <text:p>1</text:p>
          </table:table-cell>
          <table:table-cell table:style-name="ce41" table:formula="of:=SUM([.G39:.G45])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/>
          <table:table-cell table:style-name="ce1" table:number-columns-spanned="3" table:number-rows-spanned="1"/>
          <table:covered-table-cell table:number-columns-repeated="2"/>
          <table:table-cell table:style-name="ce1" table:number-columns-repeated="2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 table:number-columns-repeated="9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24" office:value-type="date" office:date-value="2018-03-06" calcext:value-type="date">
            <text:p>06-03-18</text:p>
          </table:table-cell>
          <table:table-cell table:style-name="ce125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ÉF 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24" office:value-type="date" office:date-value="2018-03-07" calcext:value-type="date">
            <text:p>07-03-18</text:p>
          </table:table-cell>
          <table:table-cell table:style-name="ce125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ÉF 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Default" office:value-type="string" calcext:value-type="string">
            <text:p>Fenetre création de compte + se connecter</text:p>
          </table:table-cell>
          <table:table-cell table:style-name="Default" office:value-type="string" calcext:value-type="string">
            <text:p>Nathan</text:p>
          </table:table-cell>
          <table:table-cell table:style-name="Default" office:value-type="string" calcext:value-type="string">
            <text:p>Anass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/>
          <table:table-cell table:style-name="ce124" office:value-type="date" office:date-value="2018-03-08" calcext:value-type="date">
            <text:p>08-03-18</text:p>
          </table:table-cell>
          <table:table-cell table:style-name="ce125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ÉF 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24" office:value-type="date" office:date-value="2018-03-09" calcext:value-type="date">
            <text:p>09-03-18</text:p>
          </table:table-cell>
          <table:table-cell table:style-name="ce125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ÉF 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24" office:value-type="date" office:date-value="2018-03-10" calcext:value-type="date">
            <text:p>10-03-18</text:p>
          </table:table-cell>
          <table:table-cell table:style-name="ce125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ÉF 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24" office:value-type="date" office:date-value="2018-03-11" calcext:value-type="date">
            <text:p>11-03-18</text:p>
          </table:table-cell>
          <table:table-cell table:style-name="ce125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ÉF 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24" office:value-type="date" office:date-value="2018-03-12" calcext:value-type="date">
            <text:p>12-03-18</text:p>
          </table:table-cell>
          <table:table-cell table:style-name="ce125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ÉF 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table:number-columns-repeated="3"/>
          <table:table-cell table:style-name="ce30" table:number-columns-repeated="2"/>
          <table:table-cell/>
          <table:table-cell table:style-name="ce124" office:value-type="date" office:date-value="2018-03-13" calcext:value-type="date">
            <text:p>13-03-18</text:p>
          </table:table-cell>
          <table:table-cell table:style-name="ce125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ÉF 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:.F12])" office:value-type="float" office:value="1" calcext:value-type="float">
            <text:p>1</text:p>
          </table:table-cell>
          <table:table-cell table:style-name="ce41" table:formula="of:=SUM([.G6:.G12])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Debug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, Nathan</text:p>
          </table:table-cell>
          <table:table-cell table:style-name="ce58" office:value-type="float" office:value="4.5" calcext:value-type="float">
            <text:p>4,5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Default" office:value-type="string" calcext:value-type="string">
            <text:p>Articles hors-lignes (correction de bugs) + icones</text:p>
          </table:table-cell>
          <table:table-cell table:style-name="Default" office:value-type="string" calcext:value-type="string">
            <text:p>Nathan</text:p>
          </table:table-cell>
          <table:table-cell table:style-name="Default" office:value-type="string" calcext:value-type="string">
            <text:p>Mael</text:p>
          </table:table-cell>
          <table:table-cell table:number-columns-repeated="2" table:style-name="ce121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Default" office:value-type="string" calcext:value-type="string">
            <text:p>Lecture d’articles hors ligne</text:p>
          </table:table-cell>
          <table:table-cell table:style-name="Default" office:value-type="string" calcext:value-type="string">
            <text:p>Nathan</text:p>
          </table:table-cell>
          <table:table-cell table:style-name="Default" office:value-type="string" calcext:value-type="string">
            <text:p>Florian</text:p>
          </table:table-cell>
          <table:table-cell table:number-columns-repeated="2" table:style-name="ce121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7:.F19])" office:value-type="float" office:value="12.5" calcext:value-type="float">
            <text:p>12,5</text:p>
          </table:table-cell>
          <table:table-cell table:style-name="ce59" table:formula="of:=SUM([.G17:.G19])" office:value-type="float" office:value="12" calcext:value-type="float">
            <text:p>12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table:number-columns-repeated="3"/>
          <table:table-cell table:style-name="ce30" table:number-columns-repeated="2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6"/>
          <table:table-cell table:number-columns-repeated="1011"/>
        </table:table-row>
        <table:table-row table:style-name="ro7" table:number-rows-repeated="3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0" calcext:value-type="float">
            <text:p>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Fix des tests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Refactoring nommag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Refactoring DatabaseArticl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6:.F39])" office:value-type="float" office:value="5.5" calcext:value-type="float">
            <text:p>5,5</text:p>
          </table:table-cell>
          <table:table-cell table:style-name="ce59" table:formula="of:=SUM([.G36:.G39])" office:value-type="float" office:value="5" calcext:value-type="float">
            <text:p>5</text:p>
          </table:table-cell>
          <table:table-cell table:number-columns-repeated="1017"/>
        </table:table-row>
        <table:table-row table:style-name="ro7" table:number-rows-repeated="11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6" office:value-type="date" office:date-value="2018-03-06" calcext:value-type="date">
            <text:p>06-03-18</text:p>
          </table:table-cell>
          <table:table-cell table:style-name="ce127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6" office:value-type="date" office:date-value="2018-03-07" calcext:value-type="date">
            <text:p>07-03-18</text:p>
          </table:table-cell>
          <table:table-cell table:style-name="ce127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6" office:value-type="date" office:date-value="2018-03-08" calcext:value-type="date">
            <text:p>08-03-18</text:p>
          </table:table-cell>
          <table:table-cell table:style-name="ce127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6" office:value-type="date" office:date-value="2018-03-09" calcext:value-type="date">
            <text:p>09-03-18</text:p>
          </table:table-cell>
          <table:table-cell table:style-name="ce127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6" office:value-type="date" office:date-value="2018-03-10" calcext:value-type="date">
            <text:p>10-03-18</text:p>
          </table:table-cell>
          <table:table-cell table:style-name="ce127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6" office:value-type="date" office:date-value="2018-03-11" calcext:value-type="date">
            <text:p>11-03-18</text:p>
          </table:table-cell>
          <table:table-cell table:style-name="ce127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6" office:value-type="date" office:date-value="2018-03-12" calcext:value-type="date">
            <text:p>12-03-18</text:p>
          </table:table-cell>
          <table:table-cell table:style-name="ce127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6" office:value-type="date" office:date-value="2018-03-13" calcext:value-type="date">
            <text:p>13-03-18</text:p>
          </table:table-cell>
          <table:table-cell table:style-name="ce12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6:.F18])" office:value-type="float" office:value="0" calcext:value-type="float">
            <text:p>0</text:p>
          </table:table-cell>
          <table:table-cell table:style-name="ce5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5:.F37])" office:value-type="float" office:value="0" calcext:value-type="float">
            <text:p>0</text:p>
          </table:table-cell>
          <table:table-cell table:style-name="ce5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3:.F55])" office:value-type="float" office:value="0" calcext:value-type="float">
            <text:p>0</text:p>
          </table:table-cell>
          <table:table-cell table:style-name="ce5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71:.F73])" office:value-type="float" office:value="0" calcext:value-type="float">
            <text:p>0</text:p>
          </table:table-cell>
          <table:table-cell table:style-name="ce5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9:.F91])" office:value-type="float" office:value="0" calcext:value-type="float">
            <text:p>0</text:p>
          </table:table-cell>
          <table:table-cell table:style-name="ce5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7:.F109])" office:value-type="float" office:value="0" calcext:value-type="float">
            <text:p>0</text:p>
          </table:table-cell>
          <table:table-cell table:style-name="ce5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0"/>
        <table:named-range table:name="IT3H13" table:base-cell-address="$IT3.$A$1" table:cell-range-address="IT3.$F$31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29T17:04:54.681740100</dc:date>
    <meta:editing-cycles>30</meta:editing-cycles>
    <meta:editing-duration>PT1H32M2S</meta:editing-duration>
    <meta:document-statistic meta:table-count="5" meta:cell-count="105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